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s file with 000001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3">Agent -deposit &gt;6 digits</text:span></text:p>
          </table:table-cell>
          <table:table-cell table:style-name="TableCell1">
            <text:p text:style-name="P2"><text:span text:style-name="T3">Reject account number with &gt;6 digits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1234567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big.txt</text:span></text:p>
          </table:table-cell>
        </table:table-row>
        <table:table-row>
          <table:table-cell table:style-name="TableCell1">
            <text:p text:style-name="P2"><text:span text:style-name="T3">Agent -deposit 6 non digits</text:span></text:p>
          </table:table-cell>
          <table:table-cell table:style-name="TableCell1">
            <text:p text:style-name="P2"><text:span text:style-name="T3">Reject account number that is not an int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abc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Possible prompts to tell user to login first.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Input</text:span></text:p>
            <text:p text:style-name="P2"><text:span text:style-name="T1">-string</text:span></text:p>
            <text:p text:style-name="P2"><text:span text:style-name="T1">-decimals</text:span></text:p>
            <text:p text:style-name="P2"><text:span text:style-name="T1">-internal spaces</text:span></text:p>
            <text:p text:style-name="P2"><text:span text:style-name="T1">-leading/trailing whitespace</text:span></text:p>
            <text:p text:style-name="P2"><text:span text:style-name="T1">-binary?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